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temFontMetricsMapper.hasChar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FontMetricsMapper.getFul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FontMetricsMapper.getFo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FontMetricsMapper.mapChar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FontMetricsMapper.getXHeight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FontMetricsMapper.getFamil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stemFontMetricsMapper.getFo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FontMetricsMapper.getWid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FontMetricsMapper.getEmbedFo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FontMetricsMapper.getAscender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FontMetricsMapper.getDescender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FontMetricsMapper.getKerning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FontMetricsMapper.getWidth( int i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FontMetricsMapper.getFont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FontMetricsMapper.getEncodin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FontMetricsMapper.getCapHeight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FontMetricsMapper.hasKerning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FontMetricsMapper.getMaxAscent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FontMetricsMapper.SystemFontMetricsMapper( String family , int style , Graphics2D graphi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